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28f" officeooo:paragraph-rsid="000aa28f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aa28f" officeooo:paragraph-rsid="000aa28f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aa28f" officeooo:paragraph-rsid="000aa28f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34" officeooo:paragraph-rsid="000aa28f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34" officeooo:paragraph-rsid="000aa28f" fo:background-color="#fff200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05ab5" officeooo:paragraph-rsid="00105ab5" fo:background-color="transparent"/>
    </style:style>
    <style:style style:name="T1" style:family="text">
      <style:text-properties officeooo:rsid="000da4ea"/>
    </style:style>
    <style:style style:name="T2" style:family="text">
      <style:text-properties officeooo:rsid="00164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系统IO与标准IO 的区别</text:p>
      <text:p text:style-name="P1"/>
      <text:p text:style-name="P2">系统<text:span text:style-name="T1">IO响应速度快</text:span></text:p>
      <text:p text:style-name="P3">标准<text:span text:style-name="T1">IO 吞吐量大（缓冲区机制 合并系统调用）</text:span></text:p>
      <text:p text:style-name="P4"/>
      <text:p text:style-name="P6">fileno <text:s text:c="2"/>FILE转fd <text:s text:c="5"/>fdopen <text:s text:c="2"/>fd转FILE</text:p>
      <text:p text:style-name="P5"/>
      <text:p text:style-name="P5">标准IO 和 系统IO 不能混用<text:span text:style-name="T2">(缓冲区机制导致混乱)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1:41:28.600055571</meta:creation-date>
    <meta:generator>LibreOffice/6.0.7.3$Linux_X86_64 LibreOffice_project/00m0$Build-3</meta:generator>
    <dc:date>2022-06-13T21:32:50.111682329</dc:date>
    <meta:editing-duration>PT7M36S</meta:editing-duration>
    <meta:editing-cycles>10</meta:editing-cycles>
    <meta:document-statistic meta:table-count="0" meta:image-count="0" meta:object-count="0" meta:page-count="1" meta:paragraph-count="5" meta:word-count="68" meta:character-count="110" meta:non-whitespace-character-count="92"/>
  </office:meta>
</office:document-meta>
</file>